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/text:p>
      <text:p text:style-name="P8"/>
      <text:p text:style-name="Standard"><text:span text:style-name="T4">שם העסק/מבנה</text:span><text:span text:style-name="T3"> <text:s text:c="2"/></text:span><text:span text:style-name="T1">גבעת האירוסים</text:span></text:p>
      <text:p text:style-name="P9"/>
      <text:p text:style-name="Standard"><text:span text:style-name="T4">כתובת</text:span><text:span text:style-name="T3"> </text:span><text:span text:style-name="T4"><text:s text:c="2"/></text:span><text:span text:style-name="T1">דרך ראשל"צ – נס ציונה</text:span></text:p>
      <text:p text:style-name="P9"/>
      <text:p text:style-name="Standard"><text:span text:style-name="T4">טלפון</text:span><text:span text:style-name="T1"> <text:s text:c="25"/></text:span></text:p>
      <text:p text:style-name="Standard"><text:span text:style-name="T4">03-9663030</text:span></text:p>
      <text:p text:style-name="Standard"><text:span text:style-name="T4">המפתחות נמצאים</text:span><text:span text:style-name="T1"> <text:s/>דוד וחיים אסרף , עמי כסלו</text:span></text:p>
      <text:p text:style-name="P5"/>
      <text:p text:style-name="Standard"><text:span text:style-name="T4">מיקום מפסק זרם ראשי</text:span><text:span text:style-name="T1"> <text:s/>חדר חשמל ראשי ברחבת החניה . לוח ראשי באולם נמצא בקומה העליונה במשרדים בצד המערבי.</text:span></text:p>
      <text:p text:style-name="P5"/>
      <text:p text:style-name="Standard"><text:span text:style-name="T4">גנרטור: </text:span><text:span text:style-name="T1">קיים </text:span></text:p>
      <text:p text:style-name="Standard"><text:span text:style-name="T4">מיקום ברזי כיבוי עיקריים "3</text:span><text:span text:style-name="T1"> <text:s/>בכניסה הראשית בצד רחבת החניה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דוד אסרף</text:span></text:p>
          </table:table-cell>
          <table:table-cell table:style-name="Table2.A1" office:value-type="string">
            <text:p text:style-name="P1"><text:span text:style-name="T1">מנהל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7-7331884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חיים אסרף</text:span></text:p>
          </table:table-cell>
          <table:table-cell table:style-name="Table2.A1" office:value-type="string">
            <text:p text:style-name="P1"><text:span text:style-name="T1">מנהל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7-7230046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אבי בר</text:span></text:p>
          </table:table-cell>
          <table:table-cell table:style-name="Table2.A1" office:value-type="string">
            <text:p text:style-name="P1"><text:span text:style-name="T1">סגן מנהל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7-7763178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1"><text:span text:style-name="T1">בסלו עמי</text:span></text:p>
          </table:table-cell>
          <table:table-cell table:style-name="Table2.A1" office:value-type="string">
            <text:p text:style-name="P1"><text:span text:style-name="T1">ממונה אחזקה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7-7624328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1"><text:span text:style-name="T1">קב"ט משה</text:span></text:p>
          </table:table-cell>
          <table:table-cell table:style-name="Table2.A1" office:value-type="string">
            <text:p text:style-name="P1"><text:span text:style-name="T1">קב"ט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4-4580802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פ"מ למטבח , מצובר הנמצא בצד הצפוני בחצר, משמש גם לחימום מים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שמל – לוח הנמצא בתוך משרד קבלה ראשי.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יבוי גנרטור לתאורה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קיים מטבח תחתון בנוסף למטבח במפלס האולם 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קיים אוהל מקורה לעונת החורף בלבד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אין מערכת ספרינקלרים בעסק .(לא נדרש בהתאם להוראת מכ"ר)</text:span><text:bookmark text:name="_GoBack"/></text:p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הודית אופק</dc:creator>
    <meta:editing-cycles>2</meta:editing-cycles>
    <meta:print-date>2012-01-05T11:00:00</meta:print-date>
    <meta:creation-date>2013-08-12T16:56:00</meta:creation-date>
    <dc:date>2013-08-12T16:56:00</dc:date>
    <meta:editing-duration>PT18S</meta:editing-duration>
    <meta:generator>OpenOffice/4.0.1$Win32 OpenOffice.org_project/401m5$Build-9714</meta:generator>
    <meta:document-statistic meta:table-count="6" meta:image-count="0" meta:object-count="0" meta:page-count="2" meta:paragraph-count="63" meta:word-count="213" meta:character-count="15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